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Arial, sans-serif"/>
    <style:font-face style:name="Fontin Sans Rg" svg:font-family="'Fontin Sans Rg'" style:font-family-generic="swiss"/>
    <style:font-face style:name="Fontin Sans Rg1" svg:font-family="'Fontin Sans Rg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ad99"/>
    </style:style>
    <style:style style:name="P2" style:family="paragraph" style:parent-style-name="Standard">
      <style:text-properties officeooo:paragraph-rsid="001e4494"/>
    </style:style>
    <style:style style:name="P3" style:family="paragraph" style:parent-style-name="Standard">
      <style:text-properties officeooo:paragraph-rsid="0024a846"/>
    </style:style>
    <style:style style:name="P4" style:family="paragraph" style:parent-style-name="Standard">
      <style:text-properties fo:color="#000000" officeooo:paragraph-rsid="0024a846"/>
    </style:style>
    <style:style style:name="P5" style:family="paragraph" style:parent-style-name="Standard">
      <style:text-properties fo:color="#000000" officeooo:paragraph-rsid="00272f48"/>
    </style:style>
    <style:style style:name="P6" style:family="paragraph" style:parent-style-name="Standard">
      <style:text-properties fo:color="#000000" officeooo:paragraph-rsid="0028da82"/>
    </style:style>
    <style:style style:name="P7" style:family="paragraph" style:parent-style-name="Standard">
      <style:text-properties fo:color="#000000" officeooo:paragraph-rsid="0034709a"/>
    </style:style>
    <style:style style:name="P8" style:family="paragraph" style:parent-style-name="Standard">
      <style:text-properties officeooo:paragraph-rsid="0030144f"/>
    </style:style>
    <style:style style:name="T1" style:family="text">
      <style:text-properties officeooo:rsid="001dad99"/>
    </style:style>
    <style:style style:name="T2" style:family="text">
      <style:text-properties officeooo:rsid="001e4494"/>
    </style:style>
    <style:style style:name="T3" style:family="text">
      <style:text-properties officeooo:rsid="002132c9"/>
    </style:style>
    <style:style style:name="T4" style:family="text">
      <style:text-properties officeooo:rsid="00222d76"/>
    </style:style>
    <style:style style:name="T5" style:family="text">
      <style:text-properties officeooo:rsid="002282df"/>
    </style:style>
    <style:style style:name="T6" style:family="text">
      <style:text-properties officeooo:rsid="00236b48"/>
    </style:style>
    <style:style style:name="T7" style:family="text">
      <style:text-properties officeooo:rsid="0024a846"/>
    </style:style>
    <style:style style:name="T8" style:family="text">
      <style:text-properties officeooo:rsid="0024b71c"/>
    </style:style>
    <style:style style:name="T9" style:family="text">
      <style:text-properties officeooo:rsid="002552ad"/>
    </style:style>
    <style:style style:name="T10" style:family="text">
      <style:text-properties fo:font-style="italic" officeooo:rsid="0024a846" style:font-style-asian="italic" style:font-style-complex="italic"/>
    </style:style>
    <style:style style:name="T11" style:family="text">
      <style:text-properties officeooo:rsid="00272f48"/>
    </style:style>
    <style:style style:name="T12" style:family="text">
      <style:text-properties fo:font-variant="normal" fo:text-transform="none" fo:color="#333333" style:font-name="Fontin Sans Rg1" fo:font-size="12pt" fo:letter-spacing="normal" fo:font-style="normal" fo:font-weight="normal" officeooo:rsid="0034709a"/>
    </style:style>
    <style:style style:name="T13" style:family="text">
      <style:text-properties fo:font-variant="normal" fo:text-transform="none" style:font-name="Fontin Sans Rg1" fo:font-size="12pt" fo:letter-spacing="normal" fo:font-style="normal" fo:font-weight="normal" officeooo:rsid="00272f48"/>
    </style:style>
    <style:style style:name="T14" style:family="text">
      <style:text-properties fo:font-variant="normal" fo:text-transform="none" style:font-name="Fontin Sans Rg1" fo:font-size="12pt" fo:letter-spacing="normal" fo:font-style="normal" fo:font-weight="normal" officeooo:rsid="0028da82"/>
    </style:style>
    <style:style style:name="T15" style:family="text">
      <style:text-properties fo:font-variant="normal" fo:text-transform="none" style:font-name="Fontin Sans Rg1" fo:font-size="12pt" fo:letter-spacing="normal" fo:font-style="normal" fo:font-weight="normal" officeooo:rsid="002de83a"/>
    </style:style>
    <style:style style:name="T16" style:family="text">
      <style:text-properties fo:font-variant="normal" fo:text-transform="none" style:font-name="Fontin Sans Rg1" fo:font-size="12pt" fo:letter-spacing="normal" fo:font-style="normal" fo:font-weight="normal" officeooo:rsid="002e6afd"/>
    </style:style>
    <style:style style:name="T17" style:family="text">
      <style:text-properties fo:font-variant="normal" fo:text-transform="none" style:font-name="Fontin Sans Rg1" fo:font-size="12pt" fo:letter-spacing="normal" fo:font-style="normal" fo:font-weight="normal" officeooo:rsid="002fb9ba"/>
    </style:style>
    <style:style style:name="T18" style:family="text">
      <style:text-properties fo:font-variant="normal" fo:text-transform="none" style:font-name="Fontin Sans Rg1" fo:font-size="12pt" fo:letter-spacing="normal" fo:font-style="normal" fo:font-weight="normal" officeooo:rsid="0034709a"/>
    </style:style>
    <style:style style:name="T19" style:family="text">
      <style:text-properties fo:font-variant="normal" fo:text-transform="none" style:font-name="Fontin Sans Rg1" fo:font-size="12pt" fo:letter-spacing="normal" fo:font-style="normal" fo:font-weight="normal" officeooo:rsid="0035a68a"/>
    </style:style>
    <style:style style:name="T20" style:family="text">
      <style:text-properties fo:font-variant="normal" fo:text-transform="none" style:font-name="Fontin Sans Rg1" fo:font-size="12pt" fo:letter-spacing="normal" fo:font-style="normal" fo:font-weight="normal" officeooo:rsid="00362df1"/>
    </style:style>
    <style:style style:name="T21" style:family="text">
      <style:text-properties style:font-name="Fontin Sans Rg1" officeooo:rsid="00272f48"/>
    </style:style>
    <style:style style:name="T22" style:family="text">
      <style:text-properties officeooo:rsid="00288ecd"/>
    </style:style>
    <style:style style:name="T23" style:family="text">
      <style:text-properties officeooo:rsid="002b43d4"/>
    </style:style>
    <style:style style:name="T24" style:family="text">
      <style:text-properties officeooo:rsid="0030144f"/>
    </style:style>
    <style:style style:name="T25" style:family="text">
      <style:text-properties officeooo:rsid="00317346"/>
    </style:style>
    <style:style style:name="T26" style:family="text">
      <style:text-properties officeooo:rsid="0031cf02"/>
    </style:style>
    <style:style style:name="T27" style:family="text">
      <style:text-properties officeooo:rsid="0031ea93"/>
    </style:style>
    <style:style style:name="T28" style:family="text">
      <style:text-properties officeooo:rsid="00328ee9"/>
    </style:style>
    <style:style style:name="T29" style:family="text">
      <style:text-properties officeooo:rsid="00335da9"/>
    </style:style>
    <style:style style:name="T30" style:family="text">
      <style:text-properties officeooo:rsid="003443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Positioning Paper: A W3C Workshop on </text:span><text:span text:style-name="T22">The Reality Gap</text:span></text:h>
      <text:p text:style-name="P1"><text:span text:style-name="T1"><text:s/></text:span></text:p>
      <text:p text:style-name="P1"><text:span text:style-name="T1">Adam Hyde, Founder Book Sprints, Booktype, </text:span><text:span text:style-name="T1">FLOSS Manuals</text:span></text:p>
      <text:p text:style-name="P1"><text:span text:style-name="T1"><text:s/></text:span></text:p>
      <text:h text:style-name="Heading_20_2" text:outline-level="2"><text:span text:style-name="T1">Statement of Interest </text:span></text:h>
      <text:p text:style-name="P1"><text:span text:style-name="T1"><text:s/></text:span></text:p>
      <text:p text:style-name="P2"><text:span text:style-name="T2">Adam Hyde has been involved in publishing for 7 years since founding FLOSS Manuals in 200</text:span><text:span text:style-name="T6">6</text:span><text:span text:style-name="T2">. </text:span><text:span text:style-name="T3">Since then he has developed the Book Sprint methodology for producing books collaboratively in 3-5 days. </text:span><text:span text:style-name="T4">These are intense, strongly facilitated collaborative exercises where all production takes place in the browser and outputs are also generated with 100% web technologies. Central to this process are a number of book production tools, all open source and </text:span><text:span text:style-name="T5">standards</text:span><text:span text:style-name="T4"> based, </text:span><text:span text:style-name="T5">and leveraging HTML as the base file format and JS and </text:span><text:span text:style-name="T30">W</text:span><text:span text:style-name="T5">ebkit as rendering technologies.</text:span></text:p>
      <text:p text:style-name="P2"><text:span text:style-name="T5"/></text:p>
      <text:h text:style-name="Heading_20_2" text:outline-level="2"><text:span text:style-name="T24">The Position</text:span></text:h>
      <text:p text:style-name="P2"><text:span text:style-name="T5"/></text:p>
      <text:p text:style-name="P3"><text:span text:style-name="T7">Book production is already completely possible using technologies that ut</text:span><text:span text:style-name="T8">i</text:span><text:span text:style-name="T7">lise only open web standards. The myth is that this is not possible and it is largely based on legacy culture that refuses to overcome basis towards HTML as a base file format and do not understand the considerable power the browser offers as a rendering engine. </text:span><text:span text:style-name="T9">The creation of b</text:span><text:span text:style-name="T7">ook formatted PDF which shares a one to one correlation with content as displayed in epub readers and the browsers is already possible as are a </text:span><text:span text:style-name="T30">myriad</text:span><text:span text:style-name="T7"> of technologies that leverage JS, CSS and HTML to do everything you need in book production from text creation to </text:span><text:span text:style-name="T30">design to </text:span><text:span text:style-name="T7">book creation for paper </text:span><text:span text:style-name="T10">and</text:span><text:span text:style-name="T7"> electronic content.</text:span></text:p>
      <text:p text:style-name="P4"><text:span text:style-name="T7"/></text:p>
      <text:p text:style-name="P7"><text:span text:style-name="T11">The technology exists but few people understand this –</text:span><text:span text:style-name="T23"> creating a reality gap. S</text:span><text:span text:style-name="T11">tatements from major play</text:span><text:span text:style-name="T21">ers such as the W3C such as “</text:span><text:span text:style-name="T13">Web-based content tools are getting more sophisticated, but there's no revision control or commenting, no change tracking, and no crash recover” </text:span><text:span text:style-name="T18">and “HTML and CSS incomplete when compared to XML and XSL-FO” </text:span><text:span text:style-name="T15">are simply </text:span><text:span text:style-name="T19">untrue</text:span><text:span text:style-name="T15"> but common</text:span><text:span text:style-name="T20">ly made </text:span><text:span text:style-name="T15">none-the-less</text:span><text:span text:style-name="T13">. </text:span><text:span text:style-name="T14">There </text:span><text:span text:style-name="T16">are</text:span><text:span text:style-name="T14"> a multitude of technologies that do all you need to produce books in the browser.</text:span></text:p>
      <text:p text:style-name="P5"><text:span text:style-name="T14"/></text:p>
      <text:p text:style-name="P6"><text:span text:style-name="T14">Adam will present a number of technologies, all open source, that will close </text:span><text:span text:style-name="T17">this</text:span><text:span text:style-name="T14"> reality gap.</text:span></text:p>
      <text:p text:style-name="P1"><text:span text:style-name="T1"><text:s/></text:span></text:p>
      <text:h text:style-name="Heading_20_2" text:outline-level="2"><text:span text:style-name="T1">Participant’s Interest </text:span></text:h>
      <text:p text:style-name="P1"><text:span text:style-name="T1"/></text:p>
      <text:p text:style-name="P8"><text:span text:style-name="T24">Anyone involved in the web that wishes to know about </text:span><text:span text:style-name="T25">existing book production technologies and strategies using 100% open source and standards based web technologies </text:span><text:span text:style-name="T26">that fulfill</text:span><text:span text:style-name="T25"> the entire </text:span><text:span text:style-name="T27">book produc</text:span><text:span text:style-name="T28">ti</text:span><text:span text:style-name="T27">on </text:span><text:span text:style-name="T25">wor</text:span><text:span text:style-name="T29">k</text:span><text:span text:style-name="T25">flow. </text:span><text:span text:style-name="T29">There are many technologies available and this workshop is aimed at anyone that would like a comprehensive overview of the tools available and how they approach many of the current and emerging issues in online book production.</text:span></text:p>
      <text:p text:style-name="P1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, Arial, sans-serif"/>
    <style:font-face style:name="Fontin Sans Rg" svg:font-family="'Fontin Sans Rg'" style:font-family-generic="swiss"/>
    <style:font-face style:name="Fontin Sans Rg1" svg:font-family="'Fontin Sans Rg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ontin Sans Rg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ontin Sans Rg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Fontin Sans Rg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ontin Sans Rg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ontin Sans Rg"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3-06-25T16:08:51</meta:creation-date>
    <dc:date>2013-06-25T19:27:26</dc:date>
    <dc:creator>adam </dc:creator>
    <meta:editing-duration>PT2H18M15S</meta:editing-duration>
    <meta:editing-cycles>30</meta:editing-cycles>
    <meta:generator>LibreOffice/4.0.2.2$Linux_X86_64 LibreOffice_project/400m0$Build-2</meta:generator>
    <meta:document-statistic meta:table-count="0" meta:image-count="0" meta:object-count="0" meta:page-count="1" meta:paragraph-count="15" meta:word-count="390" meta:character-count="2428" meta:non-whitespace-character-count="2034"/>
  </office:meta>
</office:document-meta>
</file>